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b675" officeooo:paragraph-rsid="0015b675" style:font-weight-asian="bold" style:font-weight-complex="bold"/>
    </style:style>
    <style:style style:name="P2" style:family="paragraph" style:parent-style-name="Standard">
      <style:text-properties officeooo:paragraph-rsid="001528ac"/>
    </style:style>
    <style:style style:name="P3" style:family="paragraph" style:parent-style-name="Standard">
      <style:text-properties officeooo:paragraph-rsid="001528ac"/>
    </style:style>
    <style:style style:name="T1" style:family="text">
      <style:text-properties officeooo:rsid="0016ce2e"/>
    </style:style>
    <style:style style:name="T2" style:family="text">
      <style:text-properties officeooo:rsid="0017f8b4"/>
    </style:style>
    <style:style style:name="T3" style:family="text">
      <style:text-properties officeooo:rsid="001823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LcM </text:span><text:span text:style-name="T1">of a </text:span>Number</text:p>
      <text:p text:style-name="P2"/>
      <text:p text:style-name="P2">#include &lt;iostream&gt;</text:p>
      <text:p text:style-name="P2"/>
      <text:p text:style-name="P2">using namespace std;</text:p>
      <text:p text:style-name="P2"/>
      <text:p text:style-name="P2">int</text:p>
      <text:p text:style-name="P2">main ()</text:p>
      <text:p text:style-name="P2">{</text:p>
      <text:p text:style-name="P2"><text:s text:c="2"/>int a, b;</text:p>
      <text:p text:style-name="P2"><text:s text:c="2"/>cout &lt;&lt; "Enter the number a and b ";</text:p>
      <text:p text:style-name="P2"><text:s text:c="2"/>cin &gt;&gt;a&gt;&gt;b;</text:p>
      <text:p text:style-name="P2"><text:s text:c="2"/>int min;</text:p>
      <text:p text:style-name="P2"><text:s text:c="2"/>if(a-b&gt;0){</text:p>
      <text:p text:style-name="P2"><text:s text:c="6"/>min=a;</text:p>
      <text:p text:style-name="P2"><text:s text:c="2"/>}else{</text:p>
      <text:p text:style-name="P2"><text:s text:c="6"/>min=b;</text:p>
      <text:p text:style-name="P2"><text:s text:c="2"/>}</text:p>
      <text:p text:style-name="P2"><text:s text:c="2"/>while (min &gt; 0){</text:p>
      <text:p text:style-name="P2"><text:s text:c="6"/>if(a%min==0&amp;&amp;b%min==0){</text:p>
      <text:p text:style-name="P2"><text:s text:c="8"/>// <text:s/>cout&lt;&lt;min;</text:p>
      <text:p text:style-name="P2"><text:s text:c="9"/>break;</text:p>
      <text:p text:style-name="P2"><text:s text:c="6"/>}</text:p>
      <text:p text:style-name="P2"><text:s text:c="6"/>min--;</text:p>
      <text:p text:style-name="P2"><text:s text:c="4"/>}</text:p>
      <text:p text:style-name="P2"><text:s/>cout &lt;&lt; "The hcf of the number a and b is "&lt;&lt;min&lt;&lt;endl;</text:p>
      <text:p text:style-name="P2"><text:s/>cout&lt;&lt;"Lcm of a and b is "&lt;&lt;(a*b)/min;</text:p>
      <text:p text:style-name="P2"><text:s text:c="2"/>return 0;</text:p>
      <text:p text:style-name="P2">}</text:p>
      <text:p text:style-name="P2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28T17:45:04.521119867</dc:date>
    <meta:editing-duration>PT2H22M28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68" meta:character-count="401" meta:non-whitespace-character-count="286"/>
  </office:meta>
</office:document-meta>
</file>